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633b" officeooo:paragraph-rsid="001a633b"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c553a" officeooo:paragraph-rsid="001c553a"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a08fa"/>
    </style:style>
    <style:style style:name="T5" style:family="text">
      <style:text-properties officeooo:rsid="001a63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2nd</text:span> of <text:span text:style-name="T5">April</text:span> 202<text:span text:style-name="T5">4</text:span> under the <text:span text:style-name="T5">42nd</text:span> PA Meeting.</text:p>
      <text:p text:style-name="P1"/>
      <text:p text:style-name="P1">The Assembly, recognising the current situation,</text:p>
      <text:p text:style-name="P1"/>
      <text:p text:style-name="P4">Constitutes the need to implement the Chocolates plugin. This because coco beans are one of the few plants in Minecraft that have to be hand picked, and yet, there is no way to make actual chocolate in Minecraft. Wouldn’t it be fun to have a chocolate industry similar to the alcohol industry and use the stuff for things like parties?</text:p>
      <text:p text:style-name="P4">Link: https://www.spigotmc.org/resources/chocolates.8225/</text:p>
      <text:p text:style-name="P1"/>
      <text:p text:style-name="P1">And proceeds.</text:p>
      <text:p text:style-name="P1"/>
      <text:p text:style-name="P1">Signed by,</text:p>
      <text:p text:style-name="P5">Emeralda_axe7</text:p>
      <text:p text:style-name="P5">Eldegron</text:p>
      <text:p text:style-name="P5">Comradedoggo_23</text:p>
      <text:p text:style-name="P1"/>
      <text:p text:style-name="P1"/>
      <text:p text:style-name="P1"/>
      <text:p text:style-name="Standard"><text:span text:style-name="T1">[</text:span><text:span text:style-name="T2">Motion 42-3: To implement the Chocolates plugin</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11T22:58:02.528857794</dc:date>
    <meta:editing-duration>PT2M24S</meta:editing-duration>
    <meta:editing-cycles>7</meta:editing-cycles>
    <meta:generator>LibreOffice/24.2.2.2$Linux_X86_64 LibreOffice_project/427a8baee0312a7693737440f205d2e411d50bad</meta:generator>
    <meta:document-statistic meta:table-count="0" meta:image-count="0" meta:object-count="0" meta:page-count="1" meta:paragraph-count="10" meta:word-count="97" meta:character-count="632" meta:non-whitespace-character-count="545"/>
  </office:meta>
</office:document-meta>
</file>